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ED000000EDF78F3513.svm" manifest:media-type=""/>
  <manifest:file-entry manifest:full-path="Pictures/20000001000002F90000012D35E78B44.svm" manifest:media-type=""/>
  <manifest:file-entry manifest:full-path="Pictures/20000001000002F10000012DA660478E.svm" manifest:media-type=""/>
  <manifest:file-entry manifest:full-path="Pictures/20000001000000DD00000012A856DA5C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1000001D100000129A37F3893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0AA000000F2DDB2618B.svm" manifest:media-type=""/>
  <manifest:file-entry manifest:full-path="Pictures/20000002000000CE0000011AC84FA203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967cm" svg:height="4.016cm" svg:x="4.833cm" svg:y="0.785cm">
          <draw:image xlink:href="Pictures/20000002000000CE0000011AC84FA203.eps" xlink:type="simple" xlink:show="embed" xlink:actuate="onLoad">
            <text:p/>
          </draw:image>
        </draw:frame>
        <draw:frame draw:style-name="gr2" draw:text-style-name="P1" draw:layer="layout" svg:width="0.739cm" svg:height="0.365cm" svg:x="4.733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5.97cm" svg:y="4.79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557cm" svg:height="0.355cm" svg:x="7.89cm" svg:y="3.841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56cm" svg:height="0.385cm" svg:x="4.581cm" svg:y="2.619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7.681cm" svg:y="2.619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902cm" svg:height="0.36cm" svg:x="5.332cm" svg:y="3.494cm">
          <draw:image xlink:href="Pictures/20000001000002F10000012DA660478E.svm" xlink:type="simple" xlink:show="embed" xlink:actuate="onLoad">
            <text:p/>
          </draw:image>
        </draw:frame>
        <draw:frame draw:style-name="gr8" draw:text-style-name="P1" draw:layer="layout" svg:width="0.912cm" svg:height="0.36cm" svg:x="6.423cm" svg:y="3.118cm">
          <draw:image xlink:href="Pictures/20000001000002F90000012D35E78B44.svm" xlink:type="simple" xlink:show="embed" xlink:actuate="onLoad">
            <text:p/>
          </draw:image>
        </draw:frame>
        <draw:frame draw:style-name="gr9" draw:text-style-name="P1" draw:layer="layout" svg:width="0.283cm" svg:height="0.283cm" svg:x="5.642cm" svg:y="3.072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83cm" svg:height="0.283cm" svg:x="6.769cm" svg:y="2.866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5.651cm" svg:y="4.155cm">
          <draw:image xlink:href="Pictures/20000001000000DD00000012A856DA5C.svm" xlink:type="simple" xlink:show="embed" xlink:actuate="onLoad">
            <text:p/>
          </draw:image>
        </draw:frame>
        <draw:frame draw:style-name="gr10" draw:text-style-name="P1" draw:layer="layout" svg:width="0.264cm" svg:height="0.02cm" svg:x="7.145cm" svg:y="3.656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203cm" svg:height="0.289cm" svg:x="3.987cm" svg:y="1.367cm">
          <draw:image xlink:href="Pictures/20000001000000AA000000F2DDB2618B.svm" xlink:type="simple" xlink:show="embed" xlink:actuate="onLoad">
            <text:p/>
          </draw:image>
        </draw:frame>
        <draw:frame draw:style-name="gr12" draw:text-style-name="P3" draw:layer="layout" svg:width="1.266cm" svg:height="0.751cm" svg:x="3.837cm" svg:y="1.297cm">
          <draw:text-box>
            <text:p text:style-name="P2"><text:span text:style-name="T1">حوالہ</text:span></text:p>
          </draw:text-box>
        </draw:frame>
        <draw:frame draw:style-name="gr11" draw:text-style-name="P1" draw:layer="layout" svg:width="0.203cm" svg:height="0.289cm" svg:x="8.074cm" svg:y="1.283cm">
          <draw:image xlink:href="Pictures/20000001000000AA000000F2DDB2618B.svm" xlink:type="simple" xlink:show="embed" xlink:actuate="onLoad">
            <text:p/>
          </draw:image>
        </draw:frame>
        <draw:frame draw:style-name="gr12" draw:text-style-name="P3" draw:layer="layout" svg:width="1.266cm" svg:height="0.751cm" svg:x="7.956cm" svg:y="1.261cm">
          <draw:text-box>
            <text:p text:style-name="P2"><text:span text:style-name="T1">عکس</text:span></text:p>
          </draw:text-box>
        </draw:frame>
        <draw:line draw:style-name="gr13" draw:text-style-name="P4" draw:layer="layout" svg:x1="7.813cm" svg:y1="1.363cm" svg:x2="7.813cm" svg:y2="1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4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1T17:10:04</meta:creation-date>
    <meta:editing-duration>PT6M3S</meta:editing-duration>
    <meta:editing-cycles>4</meta:editing-cycles>
    <meta:generator>LibreOffice/4.2.8.2$Linux_x86 LibreOffice_project/420m0$Build-2</meta:generator>
    <dc:title>kkkFigures</dc:title>
    <meta:initial-creator>kkk </meta:initial-creator>
    <dc:date>2017-03-28T17:40:28.975861525</dc:date>
    <meta:document-statistic meta:object-count="17"/>
    <meta:template xlink:type="simple" xlink:actuate="onRequest" xlink:title="kkkFigures" xlink:href="../../../../../.libreoffice/3/user/template/kkkFigures.otg" meta:date="2014-08-31T17:10:04"/>
  </office:meta>
</office:document-meta>
</file>